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2.48cm"/>
    </style:style>
    <style:style style:name="co6" style:family="table-column">
      <style:table-column-properties fo:break-before="auto" style:column-width="5.76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APELLIDOS_2c__20_NOMB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  <style:map style:condition="cell-content()&lt;5" style:apply-style-name="ConditionalStyle_5f_1" style:base-cell-address="'APELLIDOS, NOMBRE'.E17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  <style:map style:condition="cell-content()&lt;5" style:apply-style-name="ConditionalStyle_5f_1" style:base-cell-address="'APELLIDOS, NOMBRE'.E17"/>
    </style:style>
    <style:style style:name="ce17" style:family="table-cell" style:parent-style-name="Default" style:data-style-name="N1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  <style:map style:condition="cell-content()&lt;5" style:apply-style-name="ConditionalStyle_5f_1" style:base-cell-address="'APELLIDOS, NOMBRE'.E1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35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E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E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E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color="#000000" style:font-name="Arial Narrow" fo:font-size="14pt" fo:font-weight="bold" style:text-underline-style="none" style:text-underline-color="font-color" style:text-line-through-type="none" fo:font-style="normal" style:text-outline="false" fo:text-shadow="none" style:text-position="super 58%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000000" style:font-name="Arial Narrow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ELLIDOS, NOMBRE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>
            <draw:custom-shape table:end-cell-address="'APELLIDOS, NOMBRE'.C12" table:end-x="0.735cm" table:end-y="0.054cm" draw:z-index="0" draw:name="CuadroTexto 1" draw:style-name="gr1" draw:text-style-name="P2" svg:width="3.743cm" svg:height="4.225cm" svg:x="1.472cm" svg:y="0.221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" office:value-type="string" calcext:value-type="string">
            <text:p>NOMBRE Y APELLIDOS</text:p>
          </table:table-cell>
          <table:table-cell table:style-name="ce2" office:value-type="string" calcext:value-type="string">
            <text:p>MÓDULO</text:p>
          </table:table-cell>
          <table:table-cell table:style-name="ce2" office:value-type="string" calcext:value-type="string" table:number-columns-spanned="2" table:number-rows-spanned="1">
            <text:p>DOMICILIO</text:p>
          </table:table-cell>
          <table:covered-table-cell table:style-name="ce19"/>
          <table:table-cell table:style-name="ce2" office:value-type="string" calcext:value-type="string">
            <text:p>POBLACIÓN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3" office:value-type="string" calcext:value-type="string">
            <text:p>RAFAEL A PALOMARES LINARES</text:p>
          </table:table-cell>
          <table:table-cell table:style-name="ce3" office:value-type="string" calcext:value-type="string">
            <text:p>SGE</text:p>
          </table:table-cell>
          <table:table-cell table:style-name="ce3" office:value-type="string" calcext:value-type="string" table:number-columns-spanned="2" table:number-rows-spanned="1">
            <text:p>PLAZA VIRGEN DE FÁTIMA 2 3ºA</text:p>
          </table:table-cell>
          <table:covered-table-cell table:style-name="ce20"/>
          <table:table-cell table:style-name="ce3" office:value-type="string" calcext:value-type="string">
            <text:p>JAÉN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office:value-type="string" calcext:value-type="string">
            <text:p>REPETIDOR</text:p>
          </table:table-cell>
          <table:table-cell table:style-name="ce2" office:value-type="string" calcext:value-type="string" table:number-columns-spanned="2" table:number-rows-spanned="1">
            <text:p>MÓDULOS PENDIENTES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ESTUDIOS RELIZADOS</text:p>
          </table:table-cell>
          <table:covered-table-cell table:style-name="ce19"/>
          <table:table-cell table:number-columns-repeated="16376"/>
        </table:table-row>
        <table:table-row table:style-name="ro1">
          <table:table-cell table:number-columns-repeated="3"/>
          <table:table-cell table:style-name="ce3" office:value-type="string" calcext:value-type="string">
            <text:p>NO</text:p>
          </table:table-cell>
          <table:table-cell table:style-name="ce3" table:number-columns-spanned="2" table:number-rows-spanned="1"/>
          <table:covered-table-cell table:style-name="ce20"/>
          <table:table-cell table:style-name="ce3" office:value-type="string" calcext:value-type="string" table:number-columns-spanned="2" table:number-rows-spanned="1">
            <text:p>CFGS ASIR</text:p>
          </table:table-cell>
          <table:covered-table-cell table:style-name="ce20"/>
          <table:table-cell table:number-columns-repeated="16376"/>
        </table:table-row>
        <table:table-row table:style-name="ro2">
          <table:table-cell table:number-columns-repeated="3"/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FECHA NACIMIENT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TELÉFONO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style-name="ce4" office:value-type="string" calcext:value-type="string">
            <text:p><text:a xlink:href="mailto:rpalomareslinares@gmail.com" xlink:type="simple">rpalomareslinares@gmail.com</text:a></text:p>
          </table:table-cell>
          <table:table-cell table:style-name="ce13" office:value-type="date" office:date-value="2001-05-07" calcext:value-type="date">
            <text:p>07/05/2001</text:p>
          </table:table-cell>
          <table:table-cell table:style-name="ce3" table:formula="of:=INT((TODAY()-[.E8])/365.25)" office:value-type="float" office:value="23" calcext:value-type="float">
            <text:p>23</text:p>
          </table:table-cell>
          <table:table-cell table:style-name="ce14" office:value-type="float" office:value="23009" calcext:value-type="float">
            <text:p>23009</text:p>
          </table:table-cell>
          <table:table-cell table:style-name="ce3" office:value-type="float" office:value="622582741" calcext:value-type="float">
            <text:p>62258274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office:value-type="string" calcext:value-type="string">
            <text:p>Faltas Primer Trimestre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[.E10]/92" office:value-type="percentage" office:value="0" calcext:value-type="percentage">
            <text:p>0,00 %</text:p>
          </table:table-cell>
          <table:table-cell table:style-name="ce24" table:number-columns-spanned="1" table:number-rows-spanned="3"/>
          <table:table-cell/>
          <table:table-cell table:style-name="ce26" table:number-columns-spanned="1" table:number-rows-spanned="3"/>
          <table:table-cell table:number-columns-repeated="16375"/>
        </table:table-row>
        <table:table-row table:style-name="ro3">
          <table:table-cell table:number-columns-repeated="3"/>
          <table:table-cell table:style-name="ce5" office:value-type="string" calcext:value-type="string">
            <text:p>Faltas Segundo Trimestre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[.E11]/75" office:value-type="percentage" office:value="0" calcext:value-type="percentage">
            <text:p>0,00 %</text:p>
          </table:table-cell>
          <table:covered-table-cell table:style-name="ce24"/>
          <table:table-cell/>
          <table:covered-table-cell table:style-name="ce26"/>
          <table:table-cell table:number-columns-repeated="16375"/>
        </table:table-row>
        <table:table-row table:style-name="ro3">
          <table:table-cell table:number-columns-repeated="3"/>
          <table:table-cell table:style-name="ce5" office:value-type="string" calcext:value-type="string">
            <text:p>Faltas Recuperación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[.E12]/58" office:value-type="percentage" office:value="0" calcext:value-type="percentage">
            <text:p>0,00 %</text:p>
          </table:table-cell>
          <table:covered-table-cell table:style-name="ce24"/>
          <table:table-cell/>
          <table:covered-table-cell table:style-name="ce26"/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22" table:formula="of:=SUM([.E10:.E12])/225" office:value-type="percentage" office:value="0" calcext:value-type="percentage">
            <text:p>0,00 %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PRIMER TRIMESTRE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SEGUNDO TRIMESTR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RECUPERACIÓN</text:p>
          </table:table-cell>
          <table:covered-table-cell table:style-name="ce6"/>
          <table:table-cell table:number-columns-repeated="16375"/>
        </table:table-row>
        <table:table-row table:style-name="ro1">
          <table:table-cell table:number-columns-repeated="3"/>
          <table:table-cell table:style-name="ce7" office:value-type="string" calcext:value-type="string">
            <text:p>Actividad Realizada</text:p>
          </table:table-cell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Actividad Realizada</text:p>
          </table:table-cell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Actividad Realizada</text:p>
          </table:table-cell>
          <table:table-cell table:style-name="ce7" office:value-type="string" calcext:value-type="string">
            <text:p>Nota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number-columns-repeated="16375"/>
        </table:table-row>
        <table:table-row table:style-name="ro1" table:number-rows-repeated="2">
          <table:table-cell table:number-columns-repeated="3"/>
          <table:table-cell table:style-name="ce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10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1"/>
          <table:table-cell table:style-name="ce16"/>
          <table:table-cell table:style-name="ce10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0"/>
          <table:table-cell table:style-name="ce16"/>
          <table:table-cell table:style-name="ce8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11"/>
          <table:table-cell table:style-name="ce16"/>
          <table:table-cell table:style-name="ce8"/>
          <table:table-cell table:style-name="ce15"/>
          <table:table-cell table:style-name="ce9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6"/>
          <table:table-cell table:style-name="ce10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6"/>
          <table:table-cell table:style-name="ce8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0"/>
          <table:table-cell table:style-name="ce16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1"/>
          <table:table-cell table:style-name="ce15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8"/>
          <table:table-cell table:style-name="ce15"/>
          <table:table-cell table:style-name="ce11"/>
          <table:table-cell table:style-name="ce16"/>
          <table:table-cell table:number-columns-repeated="16375"/>
        </table:table-row>
        <table:table-row table:style-name="ro1" table:number-rows-repeated="2">
          <table:table-cell table:number-columns-repeated="3"/>
          <table:table-cell table:style-name="ce9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10"/>
          <table:table-cell table:style-name="ce16"/>
          <table:table-cell table:style-name="ce11"/>
          <table:table-cell table:style-name="ce16"/>
          <table:table-cell table:style-name="ce10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style-name="ce11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0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8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5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10"/>
          <table:table-cell table:style-name="ce16"/>
          <table:table-cell table:style-name="ce10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11"/>
          <table:table-cell table:style-name="ce16"/>
          <table:table-cell table:style-name="ce11"/>
          <table:table-cell table:style-name="ce15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9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0"/>
          <table:table-cell table:style-name="ce16"/>
          <table:table-cell table:style-name="ce11"/>
          <table:table-cell table:style-name="ce15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6"/>
          <table:table-cell table:style-name="ce10"/>
          <table:table-cell table:style-name="ce25"/>
          <table:table-cell table:style-name="ce11"/>
          <table:table-cell table:style-name="ce15"/>
          <table:table-cell table:number-columns-repeated="16375"/>
        </table:table-row>
        <table:table-row table:style-name="ro4">
          <table:table-cell table:number-columns-repeated="3"/>
          <table:table-cell table:style-name="ce12" office:value-type="string" calcext:value-type="string">
            <text:p>NOTA 1<text:span text:style-name="T2">ER</text:span><text:span text:style-name="T3"> TRIMESTRE</text:span></text:p>
          </table:table-cell>
          <table:table-cell table:style-name="ce17"/>
          <table:table-cell table:style-name="ce12" office:value-type="string" calcext:value-type="string">
            <text:p>NOTA 2º TRIMESTRE</text:p>
          </table:table-cell>
          <table:table-cell table:style-name="ce17"/>
          <table:table-cell table:style-name="ce12" office:value-type="string" calcext:value-type="string">
            <text:p>NOTA JUNIO</text:p>
          </table:table-cell>
          <table:table-cell table:style-name="ce17"/>
          <table:table-cell table:number-columns-repeated="16375"/>
        </table:table-row>
        <table:table-row table:style-name="ro1">
          <table:table-cell table:number-columns-repeated="3"/>
          <table:table-cell table:style-name="ce3"/>
          <table:table-cell table:style-name="ce18"/>
          <table:table-cell table:style-name="ce3" table:number-columns-repeated="4"/>
          <table:table-cell table:number-columns-repeated="16375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APELLIDOS, NOMBRE'.E17:'APELLIDOS, NOMBRE'.E44 'APELLIDOS, NOMBRE'.G17:'APELLIDOS, NOMBRE'.G44 'APELLIDOS, NOMBRE'.I17:'APELLIDOS, NOMBRE'.I44">
            <calcext:condition calcext:apply-style-name="ConditionalStyle_1" calcext:value="&lt;5" calcext:base-cell-address="'APELLIDOS, NOMBRE'.E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ext-properties fo:color="#ff0000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ELLIDOS_2c__20_NOMBRE" style:display-name="PageStyle_APELLIDOS, NOMB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José Serrano</meta:initial-creator>
    <meta:creation-date>2023-09-16T09:56:26</meta:creation-date>
    <dc:date>2024-09-18T09:56:45.681000000</dc:date>
    <meta:generator>LibreOffice/24.8.1.2$Windows_X86_64 LibreOffice_project/87fa9aec1a63e70835390b81c40bb8993f1d4ff6</meta:generator>
    <meta:editing-duration>PT4M30S</meta:editing-duration>
    <meta:editing-cycles>1</meta:editing-cycles>
    <meta:document-statistic meta:table-count="1" meta:cell-count="46" meta:object-count="1"/>
    <meta:user-defined meta:name="AppVersion">16.0300</meta:user-defined>
    <meta:user-defined meta:name="Company">JJSS</meta:user-defined>
  </office:meta>
</office:document-meta>
</file>